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4mm" svg:height="89.96mm" svg:x="103.93mm" svg:y="3.25mm">
            <draw:object draw:notify-on-update-of-ranges="Sheet1.A2:Sheet1.A1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L/(1+EXP(-k*([.A2]-x0)))" office:value-type="float" office:value="0.305765569355556" calcext:value-type="float">
            <text:p>0,30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/(1+EXP(-k*([.A3]-x0)))" office:value-type="float" office:value="0.665817287544994" calcext:value-type="float">
            <text:p>0,6658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/(1+EXP(-k*([.A4]-x0)))" office:value-type="float" office:value="1.41393584039668" calcext:value-type="float">
            <text:p>1,413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/(1+EXP(-k*([.A5]-x0)))" office:value-type="float" office:value="2.85568745272328" calcext:value-type="float">
            <text:p>2,85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/(1+EXP(-k*([.A6]-x0)))" office:value-type="float" office:value="5.27043382083059" calcext:value-type="float">
            <text:p>5,27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/(1+EXP(-k*([.A7]-x0)))" office:value-type="float" office:value="8.5" calcext:value-type="float">
            <text:p>8,50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/(1+EXP(-k*([.A8]-x0)))" office:value-type="float" office:value="11.7295661791694" calcext:value-type="float">
            <text:p>11,729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/(1+EXP(-k*([.A9]-x0)))" office:value-type="float" office:value="14.1443125472767" calcext:value-type="float">
            <text:p>14,144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/(1+EXP(-k*([.A10]-x0)))" office:value-type="float" office:value="15.5860641596033" calcext:value-type="float">
            <text:p>15,586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/(1+EXP(-k*([.A11]-x0)))" office:value-type="float" office:value="16.334182712455" calcext:value-type="float">
            <text:p>16,3342</text:p>
          </table:table-cell>
          <table:table-cell table:number-columns-repeated="3"/>
        </table:table-row>
      </table:table>
      <table:named-expressions>
        <table:named-range table:name="k" table:base-cell-address="$Sheet1.$D$3" table:cell-range-address="$Sheet1.$D$3"/>
        <table:named-range table:name="L" table:base-cell-address="$Sheet1.$D$2" table:cell-range-address="$Sheet1.$D$2"/>
        <table:named-range table:name="x0" table:base-cell-address="$Sheet1.$D$4" table:cell-range-address="$Sheet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3:36:08.695000000</meta:creation-date>
    <dc:date>2020-03-25T00:09:27.249000000</dc:date>
    <meta:editing-duration>PT33M10S</meta:editing-duration>
    <meta:editing-cycles>24</meta:editing-cycles>
    <meta:generator>LibreOffice/6.1.0.3$Windows_X86_64 LibreOffice_project/efb621ed25068d70781dc026f7e9c5187a4decd1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7cm" xlink:href=".." xlink:type="simple" chart:class="chart:scatter" chart:style-name="ch1">
        <chart:legend chart:legend-position="end" svg:x="13.106cm" svg:y="4.203cm" style:legend-expansion="high" chart:style-name="ch2"/>
        <chart:plot-area chart:style-name="ch3" table:cell-range-address="Sheet1.A2:Sheet1.B11" svg:x="0.319cm" svg:y="0.179cm" svg:width="12.468cm" svg:height="8.639cm">
          <chartooo:coordinate-region svg:x="1.646cm" svg:y="0.374cm" svg:width="10.751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1</svg:desc>
                </draw:g>
              </table:table-cell>
              <table:table-cell office:value-type="float" office:value="0.305765569355556">
                <text:p>0.305765569355556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5817287544994">
                <text:p>0.665817287544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41393584039668">
                <text:p>1.41393584039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5568745272328">
                <text:p>2.85568745272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27043382083059">
                <text:p>5.27043382083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7295661791694">
                <text:p>11.7295661791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.1443125472767">
                <text:p>14.1443125472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.5860641596033">
                <text:p>15.5860641596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334182712455">
                <text:p>16.334182712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